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1" style:family="text">
      <style:text-properties officeooo:rsid="0003d9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paper evaluates a case study at the University of California, Riverside (UCR) that simulates different transportation microgrids with their associated electric costs and CO\textsubscript{2} emissions. The CO\textsubscript{2} emissions are calculated with high-resolution CAISO CO\textsubscript{2} emissions data to review the different amounts from the different setups. Electric costs are also compared to see the different savings the consumer will have with the different setups. It was found that peak-shaving transportation microgrids reduce CO\textsubscript{2} emissions by 24\% to 38\% even and costs by \$27,000 to \$29,00 a year even with the additional demand added by the 12 vehicles charging daily average added to the building. However, sizing the correct battery size should be done correctly, for peak-shaving has significantly diminishing returns where doubling the battery size may only provide a savings of \$2,000 a year with a negligible reduction in emissions. </text:p>
      <text:p text:style-name="Standard"/>
      <text:p text:style-name="Standard">This paper presents a case study at the University of California, Riverside (UCR) that evaluates the effectiveness of different transportation microgrid configurations in reducing both carbon dioxide (CO\textsubscript{2}) emissions and electricity costs. The CO\textsubscript{2} emissions were calculated using high-resolution CAISO CO\textsubscript{2} emissions data to accurately assess the environmental impact of each setup. Electric costs were also compared to determine the financial savings potential for the consumer. The results demonstrate that peak-shaving transportation microgrids can effectively reduce CO\textsubscript{2} emissions by 24<text:span text:style-name="T1">\</text:span>% to 38<text:span text:style-name="T1">\</text:span>% and costs by <text:span text:style-name="T1">\</text:span>$27,000 to <text:span text:style-name="T1">\</text:span>$29,000 per year, even when considering the additional demand from the 12 vehicles charging daily at the building. However, careful consideration should be given to battery sizing, as peak-shaving has diminishing returns. Doubling the battery size may only provide an additional savings of <text:span text:style-name="T1">\</text:span>$2,000 per year with a negligible reduction in emissions. This highlights the importance of optimizing battery capacity to maximize cost-effectiveness and environmental impa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12:43:36.659292428</meta:creation-date>
    <dc:date>2023-11-20T12:50:51.062893401</dc:date>
    <meta:editing-duration>PT7M15S</meta:editing-duration>
    <meta:editing-cycles>1</meta:editing-cycles>
    <meta:document-statistic meta:table-count="0" meta:image-count="0" meta:object-count="0" meta:page-count="1" meta:paragraph-count="2" meta:word-count="293" meta:character-count="2143" meta:non-whitespace-character-count="1851"/>
    <meta:generator>LibreOffice/7.4.7.2$Linux_X86_64 LibreOffice_project/40$Build-2</meta:generator>
  </office:meta>
</office:document-meta>
</file>